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>
      <style:text-properties fo:font-style="italic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style:text-underline-style="none"/>
    </style:style>
    <style:style style:name="T3" style:family="text">
      <style:text-properties fo:color="#c9211e" loext:opacity="100%" style:text-underline-style="none"/>
    </style:style>
    <style:style style:name="T4" style:family="text">
      <style:text-properties fo:color="#000000" loext:opacity="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peech: “Friends, Romans, countrymen, lend me your ears” </text:h>
      <text:p text:style-name="Text_20_body">By <text:s/><text:a xlink:type="simple" xlink:href="https://www.poetryfoundation.org/poets/william-shakespeare" text:style-name="Internet_20_link" text:visited-style-name="Visited_20_Internet_20_Link"><text:span text:style-name="T4">William Shakespeare</text:span></text:a></text:p>
      <text:p text:style-name="P2">(from <text:span text:style-name="T1">Julius Caesar</text:span>, spoken by Marc Antony)</text:p>
      <text:p text:style-name="P1">Friends, Romans, countrymen, lend me your ears;</text:p>
      <text:p text:style-name="P1">I come to bury Caesar, not to praise him.</text:p>
      <text:p text:style-name="P1">The evil that men do lives after them;</text:p>
      <text:p text:style-name="P1">The good is oft interred with their bones;</text:p>
      <text:p text:style-name="P1">So let it be with Caesar. The noble Brutus</text:p>
      <text:p text:style-name="P1">Hath told you Caesar was ambitious:</text:p>
      <text:p text:style-name="P1">If it were so, it was a grievous fault,</text:p>
      <text:p text:style-name="P1">And grievously hath Caesar answer’d it.</text:p>
      <text:p text:style-name="P1">Here, under leave of Brutus and the rest–</text:p>
      <text:p text:style-name="P1">For Brutus is an honourable man;</text:p>
      <text:p text:style-name="P1">So are they all, all honourable men–</text:p>
      <text:p text:style-name="P1">Come I to speak in Caesar’s funeral.</text:p>
      <text:p text:style-name="P1">He was my friend, faithful and just to me:</text:p>
      <text:p text:style-name="P1">But Brutus says he was ambitious;</text:p>
      <text:p text:style-name="P1">And Brutus is an honourable man.</text:p>
      <text:p text:style-name="P1">He hath brought many captives home to Rome</text:p>
      <text:p text:style-name="P1">Whose ransoms did the general coffers fill:</text:p>
      <text:p text:style-name="P1">Did this in Caesar seem ambitious?</text:p>
      <text:p text:style-name="P1">When that the poor have cried, Caesar hath wept:</text:p>
      <text:p text:style-name="P1">Ambition should be made of sterner stuff:</text:p>
      <text:p text:style-name="P1">Yet Brutus says he was ambitious;</text:p>
      <text:p text:style-name="P1">And Brutus is an honourable man.</text:p>
      <text:p text:style-name="P1">You all did see that on the Lupercal</text:p>
      <text:p text:style-name="P1">I thrice presented him a kingly crown,</text:p>
      <text:p text:style-name="P1">Which he did thrice refuse: was this ambition?</text:p>
      <text:p text:style-name="P1">Yet Brutus says he was ambitious;</text:p>
      <text:p text:style-name="P1">And, sure, he is an honourable man.</text:p>
      <text:p text:style-name="P1">I speak not to disprove what Brutus spoke,</text:p>
      <text:p text:style-name="P1">But here I am to speak what I do know.</text:p>
      <text:p text:style-name="P1">You all did love him once, not without cause:</text:p>
      <text:p text:style-name="P1">What cause withholds you then, to mourn for him?</text:p>
      <text:p text:style-name="P1">O judgment! thou art fled to brutish beasts,</text:p>
      <text:p text:style-name="P1">And men have lost their reason. Bear with me;</text:p>
      <text:p text:style-name="P1"><text:soft-page-break/>My heart is in the coffin there with Caesar,</text:p>
      <text:p text:style-name="P1">And I must pause till it come back to m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DejaVu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DejaVu Serif" fo:font-size="12pt" fo:language="en" fo:country="US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17:21:23.051814670</dc:date>
    <meta:editing-duration>PT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286" meta:character-count="1506" meta:non-whitespace-character-count="1256"/>
  </office:meta>
</office:document-meta>
</file>